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7" style:family="paragraph">
      <style:paragraph-properties fo:line-height="100.00%" fo:text-align="left"/>
    </style:style>
    <text:list-style style:name="L18">
      <text:list-level-style-number text:level="1" style:num-suffix="." style:num-format="1">
        <style:list-level-properties text:space-before="14.20pt" text:min-label-width="18.00pt"/>
      </text:list-level-style-number>
    </text:list-style>
    <style:style style:name="P18" style:family="paragraph">
      <style:paragraph-properties fo:line-height="100.00%" fo:text-align="left" fo:margin-left="-32.20pt" fo:text-indent="32.2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3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5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Артюков Дмитрий Андрее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Что</text:span><text:span text:style-name="T30"><text:s/></text:span><text:span text:style-name="T31">такое</text:span><text:span text:style-name="T32"><text:s/></text:span><text:span text:style-name="T33">переопределение</text:span><text:span text:style-name="T34"><text:s/></text:span><text:span text:style-name="T35">метода</text:span><text:span text:style-name="T36">?</text:span><text:span text:style-name="T37"/></text:p>
          </table:table-cell>
          <table:table-cell table:style-name="TableCell010201">
            <text:p text:style-name="P9"><text:span text:style-name="T38"><text:s/></text:span><text:span text:style-name="T39">Это механизм объектно-ориентированного программирования, который позволяет подклассу (дочернему классу) предоставить специфическую реализацию метода, который уже определен в его суперклассе (родительском классе). Когда метод в подклассе переопределяет метод суперкласса, то при вызове этого метода на объекте подкласса будет использована реализация метода из подкласса.<text:line-break/>Для переопределения метода используется аннотация @Override</text:span><text:span text:style-name="T40"/></text:p>
          </table:table-cell>
        </table:table-row>
        <table:table-row table:style-name="TableRow0103">
          <table:table-cell table:style-name="TableCell010300">
            <text:p text:style-name="P11"><text:span text:style-name="T41">Какие</text:span><text:span text:style-name="T42"><text:s/></text:span><text:span text:style-name="T43">бывают</text:span><text:span text:style-name="T44"><text:s/></text:span><text:span text:style-name="T45">виды</text:span><text:span text:style-name="T46"><text:s/></text:span><text:span text:style-name="T47">классов</text:span><text:span text:style-name="T48">?</text:span><text:span text:style-name="T49"/></text:p>
          </table:table-cell>
          <table:table-cell table:style-name="TableCell010301">
            <text:p text:style-name="P11"><text:span text:style-name="T50">Обычные классы<text:s/></text:span><text:span text:style-name="T51">- стандартные классы, которые используются для создания объектов. Они могут содержать поля, методы, конструкторы и блоки инициализации;<text:line-break/></text:span><text:span text:style-name="T52">Интерфейсы<text:s/></text:span><text:span text:style-name="T53">- классы, которые могут содержать только абстрактные и статические методы в зависимости от версии Java;</text:span></text:p>
            <text:p text:style-name="P11"><text:span text:style-name="T54">Абстрактные<text:s/></text:span><text:span text:style-name="T55">- классы, которые не могут быть инстанциированы и могут содержать абстрактные методы (без реализации), а также обычные методы с реализацией;<text:line-break/></text:span><text:span text:style-name="T56">Вложенные и внутренние<text:s/></text:span><text:span text:style-name="T57">- объявляются внутри другого класса. Они могут быть статическими (nested static classes) или нестатическими (inner classes);<text:line-break/></text:span><text:span text:style-name="T58">Локальные<text:s/></text:span><text:span text:style-name="T59">- объявляются внутри метода и имеют доступ к переменным этого метода;</text:span></text:p>
            <text:p text:style-name="P11"><text:span text:style-name="T60">Анонимные<text:s/></text:span><text:span text:style-name="T61">- используются для создания экземпляров классов с одновременной реализацией или расширением другого класса или интерфейса;</text:span></text:p>
            <text:p text:style-name="P11"><text:span text:style-name="T62">Перечисления<text:s/></text:span><text:span text:style-name="T63">-<text:s text:c="2"/>используются для определения набора фиксированных констант;</text:span></text:p>
            <text:p text:style-name="P11"><text:span text:style-name="T64">Записи<text:s/></text:span><text:span text:style-name="T65">- особый вид классов для хранения неизменяемых данных. Они автоматически предоставляют конструктор, equals(), hashCode(), и toString() методы.</text:span><text:span text:style-name="T66"/></text:p>
          </table:table-cell>
        </table:table-row>
        <table:table-row table:style-name="TableRow0104">
          <table:table-cell table:style-name="TableCell010400">
            <text:p text:style-name="P13"><text:span text:style-name="T67">Как</text:span><text:span text:style-name="T68"><text:s/></text:span><text:span text:style-name="T69">и</text:span><text:span text:style-name="T70"><text:s/></text:span><text:span text:style-name="T71">зачем</text:span><text:span text:style-name="T72"><text:s/></text:span><text:span text:style-name="T73">можно</text:span><text:span text:style-name="T74"><text:s/></text:span><text:span text:style-name="T75">использовать</text:span><text:span text:style-name="T76"><text:s/></text:span><text:span text:style-name="T77">модификатор</text:span><text:span text:style-name="T78"><text:s/>final?</text:span><text:span text:style-name="T79"/></text:p>
          </table:table-cell>
          <table:table-cell table:style-name="TableCell010401">
            <text:p text:style-name="P13"><text:span text:style-name="T80">Данное ключевое слово используется для обозначения того, что значение переменной не может быть измененно после его инициализации.</text:span><text:span text:style-name="T81"/></text:p>
          </table:table-cell>
        </table:table-row>
        <table:table-row table:style-name="TableRow0105">
          <table:table-cell table:style-name="TableCell010500">
            <text:p text:style-name="P15"><text:span text:style-name="T82">Какие</text:span><text:span text:style-name="T83"><text:s/></text:span><text:span text:style-name="T84">есть</text:span><text:span text:style-name="T85"><text:s/></text:span><text:span text:style-name="T86">варианты</text:span><text:span text:style-name="T87"><text:s/></text:span><text:span text:style-name="T88">использования</text:span><text:span text:style-name="T89"><text:s/></text:span><text:span text:style-name="T90">ключевого</text:span><text:span text:style-name="T91"><text:s/></text:span><text:span text:style-name="T92">слова</text:span><text:span text:style-name="T93"><text:s/>try?</text:span><text:span text:style-name="T94"/></text:p>
          </table:table-cell>
          <table:table-cell table:style-name="TableCell010501">
            <text:p text:style-name="P15"><text:span text:style-name="T95">Есть несколько вариантов использования<text:s/></text:span><text:span text:style-name="T96">try</text:span><text:span text:style-name="T97">:<text:line-break/></text:span><text:span text:style-name="T98">try-catch, try-catch-finally, try-finally.<text:line-break/>try<text:s/></text:span><text:span text:style-name="T99">–</text:span><text:span text:style-name="T100"><text:s/></text:span><text:span text:style-name="T101">определяет блок кода, в котором может произойти исключение;</text:span></text:p>
            <text:p text:style-name="P15"><text:span text:style-name="T102">catch<text:s/></text:span><text:span text:style-name="T103">–</text:span><text:span text:style-name="T104"><text:s/></text:span><text:span text:style-name="T105">определяет блок кода, в котором происходит обработка исключения;</text:span></text:p>
            <text:p text:style-name="P15"><text:span text:style-name="T106">finally<text:s/></text:span><text:span text:style-name="T107">–</text:span><text:span text:style-name="T108"><text:s/></text:span><text:span text:style-name="T109">определяет блок кода, который является необязательным, но при его наличии выполняется в любом случае независимо от результатов выполнения блока try.</text:span></text:p>
            <text:p text:style-name="P15"><text:span text:style-name="T110"/></text:p>
          </table:table-cell>
        </table:table-row>
        <table:table-row table:style-name="TableRow0106">
          <table:table-cell table:style-name="TableCell010600">
            <text:p text:style-name="P17"><text:span text:style-name="T111">Какие</text:span><text:span text:style-name="T112"><text:s/></text:span><text:span text:style-name="T113">есть</text:span><text:span text:style-name="T114"><text:s/></text:span><text:span text:style-name="T115">стандартные</text:span><text:span text:style-name="T116"><text:s/></text:span><text:span text:style-name="T117">реализации</text:span><text:span text:style-name="T118"><text:s/></text:span><text:span text:style-name="T119">интерфейса</text:span><text:span text:style-name="T120"><text:s/>List<text:s/></text:span><text:span text:style-name="T121">и</text:span><text:span text:style-name="T122"><text:s/></text:span><text:span text:style-name="T123">в</text:span><text:span text:style-name="T124"><text:s/></text:span><text:span text:style-name="T125">каких</text:span><text:span text:style-name="T126"><text:s/></text:span><text:span text:style-name="T127">ситуациях</text:span><text:span text:style-name="T128"><text:s/></text:span><text:span text:style-name="T129">их</text:span><text:span text:style-name="T130"><text:s/></text:span><text:span text:style-name="T131">нужно</text:span><text:span text:style-name="T132"><text:s/></text:span><text:span text:style-name="T133">использовать</text:span><text:span text:style-name="T134">?</text:span><text:span text:style-name="T135"/></text:p>
          </table:table-cell>
          <table:table-cell table:style-name="TableCell010601">
            <text:p text:style-name="P17"><text:span text:style-name="T136">ArrayList, LinkedList, Vector(deprecated).</text:span></text:p>
            <text:p text:style-name="P17"><text:span text:style-name="T137">Ситуиации для использования:</text:span></text:p>
            <text:list text:style-name="L18">
              <text:list-item>
                <text:p text:style-name="P18"><text:span text:style-name="T138">ArrayList<text:s/></text:span><text:span text:style-name="T139">-</text:span><text:span text:style-name="T140"><text:s/></text:span><text:span text:style-name="T141">базируется на массиве, который автоматически расширяется по мере добавления новых элементов. Это наиболее часто используемая реализация.<text:line-break/></text:span><text:span text:style-name="T142">Использование:</text:span><text:span text:style-name="T143"><text:line-break/>Когда нужно быстрое чтение по индекусу.<text:line-break/>Когда операции вставки и удаления в середине списка редки.</text:span></text:p>
              </text:list-item>
              <text:list-item>
                <text:p text:style-name="P18"><text:span text:style-name="T144">LinkedList</text:span><text:span text:style-name="T145"><text:s/>-<text:s/></text:span><text:span text:style-name="T146">базируется на двусвязном списке, где каждый элемент содержит ссылки на предыдущий и следующий элементы.<text:line-break/></text:span><text:span text:style-name="T147">Использование:</text:span><text:span text:style-name="T148"><text:line-break/>Когда нужно часто вставлять и удалять элементы в середину списка.<text:line-break/>Когда требуется реализация очереди или двусторонней очереди (Deque).</text:span></text:p>
              </text:list-item>
              <text:list-item>
                <text:p text:style-name="P18"><text:span text:style-name="T149">Vector<text:s/></text:span><text:span text:style-name="T150">-<text:s/></text:span><text:span text:style-name="T151">является односвязным списком, синхронизированным, что делает его безопасным для многопоточной среды.</text:span></text:p>
              </text:list-item>
            </text:list>
            <text:p text:style-name="P19"><text:span text:style-name="T152">Использование:</text:span></text:p>
            <text:p text:style-name="P19"><text:span text:style-name="T153">Если нужна синхронизированная коллекция.<text:line-break/></text:span><text:span text:style-name="T154"/></text:p>
          </table:table-cell>
        </table:table-row>
        <table:table-row table:style-name="TableRow0107">
          <table:table-cell table:style-name="TableCell010700">
            <text:p text:style-name="P21"><text:span text:style-name="T155">В</text:span><text:span text:style-name="T156"><text:s/></text:span><text:span text:style-name="T157">чём</text:span><text:span text:style-name="T158"><text:s/></text:span><text:span text:style-name="T159">основная</text:span><text:span text:style-name="T160"><text:s/></text:span><text:span text:style-name="T161">идея</text:span><text:span text:style-name="T162"><text:s/></text:span><text:span text:style-name="T163">стримов</text:span><text:span text:style-name="T164"><text:s/></text:span><text:span text:style-name="T165">из</text:span><text:span text:style-name="T166"><text:s/></text:span><text:span text:style-name="T167">пакета</text:span><text:span text:style-name="T168"><text:s/>java.util.stream?</text:span><text:span text:style-name="T169"/></text:p>
          </table:table-cell>
          <table:table-cell table:style-name="TableCell010701">
            <text:p text:style-name="P21"><text:span text:style-name="T170">Упростить работу с наборами данных, в частности, упростить операции фильтрации, сортировки и другие манипуляции с данными.</text:span><text:span text:style-name="T171"/></text:p>
          </table:table-cell>
        </table:table-row>
        <table:table-row table:style-name="TableRow0108">
          <table:table-cell table:style-name="TableCell010800" table:number-columns-spanned="2">
            <text:p text:style-name="P24"><text:span text:style-name="T172">Разное</text:span><text:span text:style-name="T173"/></text:p>
          </table:table-cell>
          <table:covered-table-cell/>
        </table:table-row>
        <table:table-row table:style-name="TableRow0109">
          <table:table-cell table:style-name="TableCell010900">
            <text:p text:style-name="P27"><text:span text:style-name="T174">Каким</text:span><text:span text:style-name="T175"><text:s/></text:span><text:span text:style-name="T176">критериям</text:span><text:span text:style-name="T177"><text:s/></text:span><text:span text:style-name="T178">должна</text:span><text:span text:style-name="T179"><text:s/></text:span><text:span text:style-name="T180">удовлетворять</text:span><text:span text:style-name="T181"><text:s/></text:span><text:span text:style-name="T182">«</text:span><text:span text:style-name="T183">хорошая</text:span><text:span text:style-name="T184">»<text:s/></text:span><text:span text:style-name="T185">хэш</text:span><text:span text:style-name="T186">-</text:span><text:span text:style-name="T187">функция</text:span><text:span text:style-name="T188">?</text:span><text:span text:style-name="T189"/></text:p>
          </table:table-cell>
          <table:table-cell table:style-name="TableCell010901">
            <text:p text:style-name="P27"><text:span text:style-name="T190">Однозначность (Determinism):</text:span><text:span text:style-name="T191"><text:s/>Одна и та же входная строка всегда должна приводить к одному и тому же хэш-значению.</text:span></text:p>
            <text:p text:style-name="P27"><text:span text:style-name="T192">Равномерное распределение:</text:span><text:span text:style-name="T193"><text:s/>Хорошая хэш-функция должна равномерно распределять хэш-значения по всему пространству хэш-значений.</text:span></text:p>
            <text:p text:style-name="P27"><text:span text:style-name="T194">Минимизация коллизий:</text:span><text:span text:style-name="T195"><text:s/>Хотя полностью избежать коллизий невозможно, хэш-функция должна минимизировать их количество. Коллизии приводят к дополнительной работе при обработке данных, что снижает производительность.</text:span></text:p>
            <text:p text:style-name="P27"><text:span text:style-name="T196">Скорость:</text:span><text:span text:style-name="T197"><text:s/>Хэш-функция должна быть быстрой в вычислении, чтобы не замедлять процесс хэширования больших объемов данных.</text:span></text:p>
            <text:p text:style-name="P27"><text:span text:style-name="T198">Низкая чувствительность к незначительным изменениям (Avalanche effect):<text:s/></text:span><text:span text:style-name="T199">Небольшое изменение входных данных должно приводить к значительному изменению в хэш-значении.</text:span></text:p>
            <text:p text:style-name="P27"><text:span text:style-name="T200">Стойкость к атакам (Cryptographic properties, для криптографических хэш-функций):<text:s/></text:span><text:span text:style-name="T201">Для криптографических хэш-функций важно, чтобы они были устойчивы к различным видам атак.</text:span></text:p>
            <text:p text:style-name="P27"><text:span text:style-name="T202">Простота реализации:</text:span><text:span text:style-name="T203"><text:s/>Хэш-функция должна быть простой в реализации и не требовать чрезмерных вычислительных ресурсов</text:span><text:span text:style-name="T204"/></text:p>
          </table:table-cell>
        </table:table-row>
        <table:table-row table:style-name="TableRow0110">
          <table:table-cell table:style-name="TableCell011000">
            <text:p text:style-name="P29"><text:span text:style-name="T205">В</text:span><text:span text:style-name="T206"><text:s/></text:span><text:span text:style-name="T207">чём</text:span><text:span text:style-name="T208"><text:s/></text:span><text:span text:style-name="T209">причина</text:span><text:span text:style-name="T210"><text:s/></text:span><text:span text:style-name="T211">популярности</text:span><text:span text:style-name="T212"><text:s/></text:span><text:span text:style-name="T213">и</text:span><text:span text:style-name="T214"><text:s/></text:span><text:span text:style-name="T215">широкого</text:span><text:span text:style-name="T216"><text:s/></text:span><text:span text:style-name="T217">распространения</text:span><text:span text:style-name="T218"><text:s/></text:span><text:span text:style-name="T219">кодировки</text:span><text:span text:style-name="T220"><text:s/>UTF-8?</text:span><text:span text:style-name="T221"/></text:p>
          </table:table-cell>
          <table:table-cell table:style-name="TableCell011001">
            <text:p text:style-name="P29"><text:span text:style-name="T222">UTF-8<text:s/></text:span><text:span text:style-name="T223">совместим с ASCII и кодирует его символы в один байт, обеспечивая отменую обратную совместимость.</text:span></text:p>
            <text:p text:style-name="P29"><text:span text:style-name="T224">UTF-8<text:s/></text:span><text:span text:style-name="T225">использует от 1 до 4 байтов на символ, эффективно справляясь с широким спектром символов разной сложности.</text:span></text:p>
            <text:p text:style-name="P29"><text:span text:style-name="T226">UTF-8<text:s/></text:span><text:span text:style-name="T227">не требует маркера порядка байтов (BOM), что делает его универсальным в вопросах порядка байт, упрощая обмен данными между системами.</text:span></text:p>
            <text:p text:style-name="P29"><text:span text:style-name="T228">UTF-8<text:s/></text:span><text:span text:style-name="T229">помогает предотвратить возможные уязвимости безопасности.</text:span><text:span text:style-name="T230"/></text:p>
          </table:table-cell>
        </table:table-row>
        <table:table-row table:style-name="TableRow0111">
          <table:table-cell table:style-name="TableCell011100">
            <text:p text:style-name="P31"><text:span text:style-name="T231">Сравните</text:span><text:span text:style-name="T232"><text:s/></text:span><text:span text:style-name="T233">форматы</text:span><text:span text:style-name="T234"><text:s/>XML<text:s/></text:span><text:span text:style-name="T235">и</text:span><text:span text:style-name="T236"><text:s/>JSON.<text:s/></text:span><text:span text:style-name="T237">Когда</text:span><text:span text:style-name="T238"><text:s/></text:span><text:span text:style-name="T239">какой</text:span><text:span text:style-name="T240"><text:s/></text:span><text:span text:style-name="T241">использовать</text:span><text:span text:style-name="T242">?</text:span><text:span text:style-name="T243"/></text:p>
          </table:table-cell>
          <table:table-cell table:style-name="TableCell011101">
            <text:p text:style-name="P31"><text:span text:style-name="T244">XML<text:s/></text:span><text:span text:style-name="T245">использует теги для организации данных в иерархической структуре, что делает его подходящим для сложных схем данных и сильной типизации. Он часто используется в системах, где важна валидация данных и поддержка различных языков. </text:span></text:p>
            <text:p text:style-name="P31"><text:span text:style-name="T245">С другой стороны, JSON представляет данные в виде пар "ключ-значение" и массивов, что делает его более компактным и легкочитаемым для машины. JSON чаще всего применяется в веб-разработке и API, где требуется простота и эффективность передачи данных.<text:s/></text:span><text:span text:style-name="T246"/></text:p>
          </table:table-cell>
        </table:table-row>
        <table:table-row table:style-name="TableRow0112">
          <table:table-cell table:style-name="TableCell011200">
            <text:p text:style-name="P33"><text:span text:style-name="T247">Опишите</text:span><text:span text:style-name="T248"><text:s/></text:span><text:span text:style-name="T249">что</text:span><text:span text:style-name="T250"><text:s/></text:span><text:span text:style-name="T251">будет</text:span><text:span text:style-name="T252"><text:s/></text:span><text:span text:style-name="T253">происходить</text:span><text:span text:style-name="T254"><text:s/></text:span><text:span text:style-name="T255">«</text:span><text:span text:style-name="T256">под</text:span><text:span text:style-name="T257"><text:s/></text:span><text:span text:style-name="T258">капотом</text:span><text:span text:style-name="T259">»<text:s/></text:span><text:span text:style-name="T260">после</text:span><text:span text:style-name="T261"><text:s/></text:span><text:span text:style-name="T262">ввода</text:span><text:span text:style-name="T263"><text:s/></text:span><text:span text:style-name="T264">адреса</text:span><text:span text:style-name="T265"><text:s/></text:span><text:span text:style-name="T266">сайта</text:span><text:span text:style-name="T267"><text:s/></text:span><text:span text:style-name="T268">в</text:span><text:span text:style-name="T269"><text:s/></text:span><text:span text:style-name="T270">браузере</text:span><text:span text:style-name="T271"><text:s/></text:span><text:span text:style-name="T272">и</text:span><text:span text:style-name="T273"><text:s/></text:span><text:span text:style-name="T274">нажатия</text:span><text:span text:style-name="T275"><text:s/>Enter?</text:span><text:span text:style-name="T276"/></text:p>
          </table:table-cell>
          <table:table-cell table:style-name="TableCell011201">
            <text:p text:style-name="P33"><text:span text:style-name="T277"><text:s/></text:span><text:span text:style-name="T278">Сначала браузер отправляет запрос на сервер, содержащий URL запрашиваемой страницы. Затем операционная система браузера консультируется с DNS сервером для разрешения доменного имени в IP-адрес сервера. Как только браузер получает IP-адрес, он устанавливает TCP-соединение с сервером.</text:span></text:p>
            <text:p text:style-name="P33"><text:span text:style-name="T279"/></text:p>
            <text:p text:style-name="P33"><text:span text:style-name="T280">После установки соединения браузер отправляет HTTP запрос на сервер. Этот запрос содержит метод запроса (GET, POST, DELETE и тд), URL страницы, заголовки запроса и, возможно, тело запроса. Сервер получает запрос и обрабатывает его. Он ищет запрашиваемый ресурс на сервере, выполняет необходимые операции (например, обращается к базе данных для получения данных) и генерирует HTTP ответ.</text:span></text:p>
            <text:p text:style-name="P33"><text:span text:style-name="T281"/></text:p>
            <text:p text:style-name="P33"><text:span text:style-name="T282">HTTP<text:s/></text:span><text:span text:style-name="T283">ответ включает в себя статус ответа (например, 200 OK, 404 Not Found), заголовки ответа и содержимое страницы. Если статус ответа успешный и содержит HTML контент, браузер начинает загружать этот контент. Он обрабатывает HTML код страницы, загружает связанные ресурсы, такие как CSS, JavaScript и изображения, и начинает отображать содержимое страницы на экране пользователя.</text:span></text:p>
            <text:p text:style-name="P33"><text:span text:style-name="T284"/></text:p>
            <text:p text:style-name="P33"><text:span text:style-name="T285">Этот процесс включает в себя множество шагов, включая установку соединения, обмен данными между браузером и сервером, обработку запросов и ответов, а также рендеринг содержимого страницы для отображения пользователю.</text:span><text:span text:style-name="T286"/></text:p>
          </table:table-cell>
        </table:table-row>
      </table:table>
      <text:p text:style-name="P35"><text:span text:style-name="T28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